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paragraph-properties fo:text-align="justify" style:justify-single-word="false"/>
      <style:text-properties style:font-name="Liberation San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rial Noticias sobre Patentes</text:p>
      <text:p text:style-name="P2"/>
      <text:p text:style-name="P3">Enero 2 de 2013</text:p>
      <text:p text:style-name="P1"><text:span text:style-name="T3">Fuente: </text:span><text:a xlink:type="simple" xlink:href="http://hardware.slashdot.org/story/13/01/02/2032212/patent-troll-targeting-users-of-scanners-wants-1000employee"><text:span text:style-name="T3">http://hardware.slashdot.org/story/13/01/02/2032212/patent-troll-targeting-users-of-scanners-wants-1000employee</text:span></text:a></text:p>
      <text:p text:style-name="P3"/>
      <text:p text:style-name="P3">Los troll de patentes se dirigen a los usuarios de escáner; 1000$ por empleado</text:p>
      <text:p text:style-name="P3"/>
      <text:p text:style-name="P3">Un nuevo troll de patentes esta en la ciudad, en este caso ataca a los usuarios de tecnologías en lugar de <text:s/>a los creadores. Parece tener una patente del procedimiento para “escanear un documento y enviarlo por correo electrónico”. Ellos se dirigen a pequeñas empresas en un variedad de lugares y usualmente piden entre 900 y 1200 dolares por cada empleado que infrinja la patente. Como la mayoría de los trolls las patentes pertenecen a un grupo de empresas fantasmas pero en este caso la compañía original tiene el nombre Project Paperless LLC. Joel Spolsky comenta en su tweet que: “Esto es el crimen organizado, así de simple...”. Estoy de acuerdo con él. ¿Cuando se hará algo sobre esta mafia legal?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23:15</meta:creation-date>
    <dc:date>2013-01-03T12:07:27</dc:date>
    <meta:editing-duration>PT28M4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" meta:word-count="145" meta:character-count="950" meta:non-whitespace-character-count="809"/>
  </office:meta>
</office:document-meta>
</file>